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co1" style:family="table-column">
      <style:table-column-properties style:column-width="8.064cm" style:use-optimal-column-width="false"/>
    </style:style>
    <style:style style:name="co2" style:family="table-column">
      <style:table-column-properties style:column-width="8.072cm" style:use-optimal-column-width="false"/>
    </style:style>
    <style:style style:name="ro1" style:family="table-row">
      <style:table-row-properties style:row-height="1.732cm"/>
    </style:style>
    <style:style style:name="ro2" style:family="table-row">
      <style:table-row-properties style:row-height="1.283cm"/>
    </style:style>
    <style:style style:name="ro3" style:family="table-row">
      <style:table-row-properties style:row-height="1.736cm"/>
    </style:style>
    <style:style style:name="ce1" style:family="table-cell">
      <style:graphic-properties style:repeat="repeat"/>
    </style:style>
    <style:style style:name="P1" style:family="paragraph">
      <style:text-properties fo:font-size="80pt" style:font-size-asian="80pt" style:font-size-complex="80pt"/>
    </style:style>
    <style:style style:name="P2" style:family="paragraph">
      <style:text-properties fo:font-size="20pt"/>
    </style:style>
    <style:style style:name="P3" style:family="paragraph">
      <style:paragraph-properties fo:text-align="justify"/>
    </style:style>
    <style:style style:name="P4" style:family="paragraph">
      <style:paragraph-properties fo:text-align="star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4.639cm" svg:height="12.179cm" svg:x="1.7cm" svg:y="4.414cm" presentation:class="subtitle" presentation:user-transformed="true">
          <draw:text-box>
            <text:p><text:span text:style-name="T1">A ST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8 square Problem </text:p>
                <text:list>
                  <text:list-item>
                    <text:p>Heuristics</text:p>
                  </text:list-item>
                  <text:list-item>
                    <text:p>Results for each heuristics</text:p>
                  </text:list-item>
                  <text:list-item>
                    <text:p>Some Observations</text:p>
                  </text:list-item>
                </text:list>
              </text:list-item>
              <text:list-item>
                <text:p>Missionaries and Cannibles Problem</text:p>
              </text:list-item>
              <text:list-item>
                <text:p>Sequence Alignment</text:p>
              </text:list-item>
              <text:list-item>
                <text:p>Bi-Directional Sear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8 Square Problem</text:p>
          </draw:text-box>
        </draw:frame>
        <draw:frame presentation:style-name="pr4" draw:layer="layout" svg:width="24.639cm" svg:height="14.286cm" svg:x="1.4cm" svg:y="4.914cm" presentation:class="outline" presentation:user-transformed="true">
          <draw:text-box>
            <text:list text:style-name="L2">
              <text:list-item>
                <text:p><text:span text:style-name="T2">Input : Start Node 's'. </text:span></text:p>
                <text:list>
                  <text:list-item>
                    <text:p><text:span text:style-name="T2">{{1,2,-1},{3,8,6},{4,5,7}};</text:span></text:p>
                  </text:list-item>
                  <text:list-item>
                    <text:p><text:span text:style-name="T2">Here '-1' represents blank space.</text:span></text:p>
                    <text:p><text:span text:style-name="T2"/></text:p>
                  </text:list-item>
                </text:list>
              </text:list-item>
              <text:list-item>
                <text:p><text:span text:style-name="T2">Output Required : Goal node 'g'</text:span></text:p>
                <text:list>
                  <text:list-item>
                    <text:p><text:span text:style-name="T2">{{1,2,3},{4,5,6},{7,8,-1}}</text:span></text:p>
                  </text:list-item>
                </text:list>
                <text:p><text:span text:style-name="T2"/></text:p>
              </text:list-item>
              <text:list-item>
                <text:p><text:span text:style-name="T2">Edge cost 1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8SP: Heuristics</text:p>
          </draw:text-box>
        </draw:frame>
        <draw:frame presentation:style-name="pr4" draw:layer="layout" svg:width="24.639cm" svg:height="15.086cm" svg:x="1.4cm" svg:y="4.914cm" presentation:class="outline" presentation:user-transformed="true">
          <draw:text-box>
            <text:list text:style-name="L2">
              <text:list-item>
                <text:p>h1(n) :- manhattan distance of 'n' from goal 'g'.</text:p>
                <text:list>
                  <text:list-item>
                    <text:p>Manhattan distance equals to sum of difference of a tile displaced from its goal position (horizontally and vertically).</text:p>
                    <text:p/>
                  </text:list-item>
                </text:list>
              </text:list-item>
              <text:list-item>
                <text:p>h2(n) :- hamming distance.</text:p>
                <text:list>
                  <text:list-item>
                    <text:p>A node 'n' contribute of cost 1 to distance if a tile in the node is displaced from its position in goal no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8SP: Heuristic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h3(n) :- random_cost.</text:p>
                <text:list>
                  <text:list-item>
                    <text:p>Cost of a node 'n' is equals to a random number between 0 and manhattan(n). 0 inclusive.</text:p>
                  </text:list-item>
                </text:list>
                <text:p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8SP: Heuristic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h1, h2 <text:s/>follow monotone restriction and hence admissible.</text:p>
              </text:list-item>
              <text:list-item>
                <text:p>h3 is admissible but not monotone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8SP Results: h1(n)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ost of the optimal path is 17</text:p>
              </text:list-item>
              <text:list-item>
                <text:p>Number of steps required 155</text:p>
              </text:list-item>
              <text:list-item>
                <text:p>Size of graph discovered 257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8SP Results: Constant 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st of optimal path is 17</text:p>
              </text:list-item>
              <text:list-item>
                <text:p>Number of step required 9195</text:p>
              </text:list-item>
              <text:list-item>
                <text:p>Size of graph discovered 14218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8sp results :rand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f use random number in rang of 1 to 100 as huristic then</text:p>
              </text:list-item>
              <text:list-item>
                <text:p>Cost of optimal path <text:s/>43</text:p>
              </text:list-item>
              <text:list-item>
                <text:p>Number of step required 13115 </text:p>
              </text:list-item>
              <text:list-item>
                <text:p>Size of graph discovered <text:s/>1997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8SP Results: h2(n)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Cost of the optimal path is 19</text:p>
              </text:list-item>
              <text:list-item>
                <text:p>Number of steps required 1945</text:p>
              </text:list-item>
              <text:list-item>
                <text:p>Size of graph discovered 3132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8SP Results: h3(n)</text:p>
          </draw:text-box>
        </draw:frame>
        <draw:frame presentation:style-name="pr4" draw:layer="layout" svg:width="24.639cm" svg:height="15.086cm" svg:x="1.4cm" svg:y="4.914cm" presentation:class="outline" presentation:user-transformed="true">
          <draw:text-box>
            <text:list text:style-name="L2">
              <text:list-item>
                <text:p>Cost of the optimal path is 17</text:p>
              </text:list-item>
              <text:list-item>
                <text:p>Number of steps required varies: First 4 observations are:</text:p>
                <text:list>
                  <text:list-item>
                    <text:p>236, 296, 490, 239</text:p>
                  </text:list-item>
                </text:list>
              </text:list-item>
              <text:list-item>
                <text:p>Size of graph discovered varies. First 4 observations are:</text:p>
                <text:list>
                  <text:list-item>
                    <text:p>391, 486, 787, 388</text:p>
                  </text:list-item>
                </text:list>
              </text:list-item>
              <text:list-item>
                <text:p>Not monot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8SP Observation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Better Heuristic Performs Better</text:p>
              </text:list-item>
            </text:list>
            <text:list text:style-name="L2">
              <text:list-item>
                <text:list>
                  <text:list-item>
                    <text:p>Take heuristics h1(n) and h2(n).</text:p>
                  </text:list-item>
                  <text:list-item>
                    <text:p>h1(n) &gt;= h2(n). (Obvious to prove)</text:p>
                  </text:list-item>
                  <text:list-item>
                    <text:p>Number of steps to reach goal state in case 2 is more than 3 fold times that in case 1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8SP Observation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If h(n)&gt;h*(n), for all n, A* may find the goal faster, but may discover a suboptimal path.</text:p>
              </text:list-item>
            </text:list>
            <text:list text:style-name="L2">
              <text:list-item>
                <text:list>
                  <text:list-item>
                    <text:p>Take heuristics h1(n) and h5(n).</text:p>
                  </text:list-item>
                  <text:list-item>
                    <text:p>h1(n)&lt;=h*(n). (h1 is Montone)</text:p>
                  </text:list-item>
                  <text:list-item>
                    <text:p>h5(n) &gt; h*(n).</text:p>
                  </text:list-item>
                  <text:list-item>
                    <text:p>Number of steps to reach goal state in case 2 is less than that in case 1 where as path is not optim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8SP Observation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Non Reachability.</text:p>
              </text:list-item>
            </text:list>
            <text:list text:style-name="L2">
              <text:list-item>
                <text:list>
                  <text:list-item>
                    <text:p>Input: 1 4 2 0 8 5 7 3 6</text:p>
                  </text:list-item>
                  <text:list-item>
                    <text:p>At a point open list becomes empty.</text:p>
                  </text:list-item>
                  <text:list-item>
                    <text:p>Goal node is not reachab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599cm" svg:height="3.506cm" svg:x="1.1cm" svg:y="0.437cm" presentation:class="title" presentation:user-transformed="true">
          <draw:text-box>
            <text:p>Missionaries and Cannibles Problem</text:p>
          </draw:text-box>
        </draw:frame>
        <draw:frame presentation:style-name="pr4" draw:layer="layout" svg:width="24.639cm" svg:height="16.4cm" svg:x="1.4cm" svg:y="4cm" presentation:class="outline" presentation:user-transformed="true">
          <draw:text-box>
            <text:list text:style-name="L2">
              <text:list-item>
                <text:p><text:span text:style-name="T3">Input: Start Node 's'</text:span></text:p>
                <text:list>
                  <text:list-item>
                    <text:p><text:span text:style-name="T3">3 3 0</text:span></text:p>
                  </text:list-item>
                  <text:list-item>
                    <text:p><text:span text:style-name="T3">3 missionaries, 3 cannibles and 1 boat is on left</text:span></text:p>
                  </text:list-item>
                </text:list>
                <text:p><text:span text:style-name="T3"/></text:p>
              </text:list-item>
              <text:list-item>
                <text:p><text:span text:style-name="T3">Output: Goal Node 'g' </text:span></text:p>
                <text:list>
                  <text:list-item>
                    <text:p><text:span text:style-name="T3">0 0 1</text:span></text:p>
                  </text:list-item>
                  <text:list-item>
                    <text:p><text:span text:style-name="T3">i.e. all are in right</text:span></text:p>
                  </text:list-item>
                </text:list>
                <text:p><text:span text:style-name="T3"/></text:p>
              </text:list-item>
              <text:list-item>
                <text:p><text:span text:style-name="T3">Edge Cost: </text:span></text:p>
                <text:list>
                  <text:list-item>
                    <text:p><text:span text:style-name="T3">Cost is 1 uniformal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nC Heuristics</text:p>
          </draw:text-box>
        </draw:frame>
        <draw:frame presentation:style-name="pr5" draw:layer="layout" svg:width="24.639cm" svg:height="13.294cm" svg:x="1.4cm" svg:y="4.2cm" presentation:class="outline" presentation:user-transformed="true">
          <draw:text-box>
            <text:list text:style-name="L2">
              <text:list-item>
                <text:p>h1(n) :- cost</text:p>
                <text:list>
                  <text:list-item>
                    <text:p>Cost of node n is the sum of #cannibles, #missionaries currently on left side subtracted by 1.</text:p>
                  </text:list-item>
                  <text:list-item>
                    <text:p>Monotone and hence admissible.</text:p>
                  </text:list-item>
                </text:list>
                <text:p/>
              </text:list-item>
              <text:list-item>
                <text:p>h2(n) :- zero_cost</text:p>
                <text:list>
                  <text:list-item>
                    <text:p>Cost is uniformly 0</text:p>
                  </text:list-item>
                  <text:list-item>
                    <text:p>Admissible but not monoton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i-Directional Search(BDS)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mplemented a bidirectional search in <text:s text:c="12"/><text:span text:style-name="T4">8 square Problem</text:span>, wherein search is implemented from the start node and the goal node. </text:p>
              </text:list-item>
              <text:list-item>
                <text:p>The search is stopped when the new chosen node to be expanded is already present in the closed list of the other search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DS Observation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nput: {{1,2,-1},{3,8,6},{4,5,7}};</text:p>
              </text:list-item>
              <text:list-item>
                <text:p>Heuristic : rel_displace_cost i.e. h1(n)</text:p>
              </text:list-item>
              <text:list-item>
                <text:p>Results:</text:p>
              </text:list-item>
            </text:list>
          </draw:text-box>
        </draw:frame>
        <draw:frame draw:style-name="standard" draw:layer="layout" svg:width="24.199cm" svg:height="7.034cm" svg:x="2.3cm" svg:y="10.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5">Parameters</text:span></text:p>
              </table:table-cell>
              <table:table-cell>
                <text:p text:style-name="P3"><text:span text:style-name="T5">Uni directional </text:span></text:p>
              </table:table-cell>
              <table:table-cell>
                <text:p text:style-name="P3"><text:span text:style-name="T5">BDS 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5">Cost of optimal Path</text:span></text:p>
              </table:table-cell>
              <table:table-cell>
                <text:p text:style-name="P3"><text:span text:style-name="T5">17</text:span></text:p>
              </table:table-cell>
              <table:table-cell>
                <text:p text:style-name="P3"><text:span text:style-name="T5">17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5">Number of steps required</text:span></text:p>
              </table:table-cell>
              <table:table-cell>
                <text:p text:style-name="P3"><text:span text:style-name="T5">242</text:span></text:p>
              </table:table-cell>
              <table:table-cell>
                <text:p text:style-name="P3"><text:span text:style-name="T5">155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5">Total graph explored</text:span></text:p>
              </table:table-cell>
              <table:table-cell>
                <text:p text:style-name="P3"><text:span text:style-name="T5">410</text:span></text:p>
              </table:table-cell>
              <table:table-cell>
                <text:p text:style-name="P3"><text:span text:style-name="T5">257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nchit </meta:initial-creator>
    <meta:creation-date>2014-04-15T17:38:55</meta:creation-date>
    <dc:date>2014-04-16T02:14:02</dc:date>
    <dc:creator>sagravi </dc:creator>
    <meta:editing-duration>PT5H41M58S</meta:editing-duration>
    <meta:editing-cycles>208</meta:editing-cycles>
    <meta:generator>LibreOffice/3.6$Linux_X86_64 LibreOffice_project/360m1$Build-2</meta:generator>
    <meta:document-statistic meta:object-count="93"/>
  </office:meta>
</office:document-meta>
</file>